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120.37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rint Backlog 2 – Ruzzle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print Task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ing Effort</text:p>
          </table:table-cell>
        </table:table-row>
        <table:table-row table:style-name="ro2">
          <table:table-cell office:value-type="string" calcext:value-type="string">
            <text:p>Costruzione ed utilizzo del diziona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stione delle dipendenze e file di dizionario WordNet</text:p>
          </table:table-cell>
          <table:table-cell office:value-type="string" calcext:value-type="string">
            <text:p>Brighi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i dell’interfacciamento con Scala</text:p>
          </table:table-cell>
          <table:table-cell office:value-type="string" calcext:value-type="string">
            <text:p>Brigh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a struttura per le parole 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plementazione dei principali metodi di dizionario</text:p>
          </table:table-cell>
          <table:table-cell office:value-type="string" calcext:value-type="string">
            <text:p>Brigh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mplementazione del sistema di puntegg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finizione della struttura e dei valori di bas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a struttura in Scala</text:p>
          </table:table-cell>
          <table:table-cell office:value-type="string" calcext:value-type="string">
            <text:p>Mirisol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reazione e Utilizzo del board del gi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 Game Controller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nessione interfaccia grafica – modello</text:p>
          </table:table-cell>
          <table:table-cell office:value-type="string" calcext:value-type="string">
            <text:p>Mirisol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reazione e gestione utenti con classifica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Definizione di utente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a classifica in Scala</text:p>
          </table:table-cell>
          <table:table-cell office:value-type="string" calcext:value-type="string">
            <text:p>Mirisol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taggio e Caricamento della classifica da Fil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10:21:54.21226009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35:21.576083971</meta:creation-date>
    <dc:date>2019-02-01T10:45:59.587020417</dc:date>
    <meta:editing-duration>PT18M3S</meta:editing-duration>
    <meta:editing-cycles>3</meta:editing-cycles>
    <meta:generator>LibreOffice/5.1.6.2$Linux_X86_64 LibreOffice_project/10m0$Build-2</meta:generator>
    <meta:document-statistic meta:table-count="1" meta:cell-count="43" meta:object-count="0"/>
  </office:meta>
</office:document-meta>
</file>